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5000000469F3B3F6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125in" fo:margin-left="0.0146in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1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3.3333in"/>
    </style:style>
    <style:style style:name="Table5.C" style:family="table-column">
      <style:table-column-properties style:column-width="1.968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6.9125in" fo:margin-left="0.0146in" table:align="left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1.8333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0.6979in"/>
    </style:style>
    <style:style style:name="Table2.F" style:family="table-column">
      <style:table-column-properties style:column-width="1.1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1.75in"/>
    </style:style>
    <style:style style:name="Table3.C" style:family="table-column">
      <style:table-column-properties style:column-width="1.5729in"/>
    </style:style>
    <style:style style:name="Table3.D" style:family="table-column">
      <style:table-column-properties style:column-width="1.1563in"/>
    </style:style>
    <style:style style:name="Table3.E" style:family="table-column">
      <style:table-column-properties style:column-width="1.2604in"/>
    </style:style>
    <style:style style:name="Table3.F" style:family="table-column">
      <style:table-column-properties style:column-width="0.8646in"/>
    </style:style>
    <style:style style:name="Table3.1" style:family="table-row">
      <style:table-row-properties style:min-row-height="0.4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847in"/>
    </style:style>
    <style:style style:name="Table4.B" style:family="table-column">
      <style:table-column-properties style:column-width="0.9382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.9583in"/>
    </style:style>
    <style:style style:name="Table4.E" style:family="table-column">
      <style:table-column-properties style:column-width="1.708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2" style:family="paragraph" style:parent-style-name="Table_20_Contents"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font-variant="normal" fo:text-transform="none" fo:color="#000000" style:font-name="Times New Romance" fo:font-size="10pt" fo:letter-spacing="normal" fo:font-style="normal" fo:font-weight="normal" style:font-name-asian="Monospace" style:font-size-asian="10pt" style:font-style-asian="italic" style:font-name-complex="Monospace" style:font-size-complex="10pt" style:font-style-complex="italic"/>
    </style:style>
    <style:style style:name="P4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5" style:family="paragraph" style:parent-style-name="Table_20_Contents"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6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00" style:font-name="Times New Romance"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14" style:family="paragraph" style:parent-style-name="Standard">
      <style:paragraph-properties>
        <style:tab-stops/>
      </style:paragraph-properties>
      <style:text-properties fo:color="#000000" style:font-name="Times New Romance" fo:font-size="10p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1.0835in" style:type="right"/>
          <style:tab-stop style:position="6.85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3.937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3.88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3.9898in" style:type="right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ce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</style:style>
    <style:style style:name="P21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font-variant="normal" fo:text-transform="none" fo:color="#000000" style:text-outline="false" style:text-line-through-style="none" style:font-name="Times New Roman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000000" style:text-outline="false" style:text-line-through-style="none" style:font-name="Times New Roman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font-name="Times New Roman" fo:font-size="12pt" fo:letter-spacing="normal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font-name="Times New Roman" fo:font-size="12pt" fo:letter-spacing="normal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 loext:char-shading-value="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 loext:char-shading-value="0"/>
    </style:style>
    <style:style style:name="T11" style:family="text">
      <style:text-properties style:text-outline="false" style:text-line-through-style="none" style:font-name="Times New Roman" fo:font-size="12pt" fo:language="en" fo:country="IN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Times New Roman" fo:font-size="12pt" fo:language="en" fo:country="IN" fo:text-shadow="none" style:text-underline-style="none" style:letter-kerning="true" fo:background-color="transparent" style:font-name-asian="Tahoma" style:font-size-asian="12pt" style:language-asian="en" style:country-asian="US" style:font-style-asian="normal" style:font-name-complex="DejaVu Sans" style:font-size-complex="12pt" style:font-style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" fo:font-size="12pt" fo:language="en" fo:country="IN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 loext:char-shading-value="0"/>
    </style:style>
    <style:style style:name="T16" style:family="text">
      <style:text-properties loext:char-shading-value="0"/>
    </style:style>
    <style:style style:name="T17" style:family="text">
      <style:text-properties style:font-name-asian="Monospace" style:font-style-asian="italic" style:font-name-complex="Monospace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">FORM 403</text:span><text:tab/><text:tab/>ORIGINAL/DUPLICATE/TRIPLICATE</text:p>
      <text:p text:style-name="P19">(See Sub-rule (5) of rule 51)</text:p>
      <text:p text:style-name="P19">Declaration under section 68 of the Gujarat Value Added Tax Act, 2003</text:p>
      <text:p text:style-name="P19">(For goods enteringthe State from outside the State)</text:p>
      <text:p text:style-name="P10">To.</text:p>
      <text:p text:style-name="P10">The officer incharge</text:p>
      <text:p text:style-name="P10">Check pos</text:p>
      <text:p text:style-name="P6">(1) Place from which goods are dispatched <text:span text:style-name="T8"><text:placeholder text:placeholder-type="text">&lt;o.from_place&gt;</text:placeholder></text:span><text:tab/> District <text:s/><text:placeholder text:placeholder-type="text">&lt;o.from_district&gt;</text:placeholder><text:tab/></text:p>
      <text:p text:style-name="P6">(2) Place to which goods are dispatched <text:span text:style-name="T8"><text:placeholder text:placeholder-type="text">&lt;o.to_place&gt;</text:placeholder></text:span><text:tab/> District <text:s text:c="2"/><text:span text:style-name="T8"><text:placeholder text:placeholder-type="text">&lt;o.to_district&gt;</text:placeholder></text:span><text:tab/></text:p>
      <text:p text:style-name="P11">(3) Details of goods invoice No <text:span text:style-name="T3"><text:placeholder text:placeholder-type="text">&lt;o.name.number&gt;</text:placeholder></text:span><text:tab/>Date <text:span text:style-name="T3"><text:placeholder text:placeholder-type="text">&lt;o.date&gt;</text:placeholder></text:span><text:tab/></text:p>
      <text:p text:style-name="P11">(4) <text:span text:style-name="T2">Consignor's detail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9"><text:placeholder text:placeholder-type="text">&lt;o.consignor_name&gt;</text:placeholder></text:p>
          </table:table-cell>
          <table:table-cell table:style-name="Table1.A1" office:value-type="string">
            <text:p text:style-name="P1">Stat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F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Address</text:p>
          </table:table-cell>
          <table:table-cell table:style-name="Table1.A2" office:value-type="string">
            <text:p text:style-name="P20"><text:span text:style-name="T15"><text:placeholder text:placeholder-type="text">&lt;o.consignor_street or ''&gt;</text:placeholder></text:span><text:span text:style-name="T15">, </text:span><text:span text:style-name="T14"><text:placeholder text:placeholder-type="text">&lt;o.consignor_street2 or ''&gt;</text:placeholder></text:span><text:span text:style-name="T14">, </text:span><text:span text:style-name="T14"><text:placeholder text:placeholder-type="text">&lt;o.consignor_city or ''&gt;</text:placeholder></text:span><text:span text:style-name="T14">, </text:span><text:span text:style-name="T4"><text:placeholder text:placeholder-type="text">&lt;o.consignor_country_id.name or ''&gt;</text:placeholder></text:span><text:span text:style-name="T4">, </text:span><text:span text:style-name="T4"><text:placeholder text:placeholder-type="text">&lt;o.consignor_state_id.name or ''&gt;</text:placeholder></text:span></text:p>
          </table:table-cell>
          <table:table-cell table:style-name="Table1.A2" office:value-type="string">
            <text:p text:style-name="P1">Reg.Certificate No</text:p>
          </table:table-cell>
          <table:table-cell table:style-name="Table1.A2" office:value-type="string">
            <text:p text:style-name="P21"><text:placeholder text:placeholder-type="text">&lt;o.consignor_certi_no or ''&gt;</text:placeholder></text:p>
          </table:table-cell>
          <table:table-cell table:style-name="Table1.A2" office:value-type="string">
            <text:p text:style-name="P4">Date</text:p>
          </table:table-cell>
          <table:table-cell table:style-name="Table1.F2" office:value-type="string">
            <text:p text:style-name="P21"><text:placeholder text:placeholder-type="text">&lt;o.consignor_date_1 or ''&gt;</text:placeholder></text:p>
          </table:table-cell>
        </table:table-row>
        <table:table-row>
          <table:table-cell table:style-name="Table1.A2" office:value-type="string">
            <text:p text:style-name="P1">Telephone</text:p>
          </table:table-cell>
          <table:table-cell table:style-name="Table1.A2" office:value-type="string">
            <text:p text:style-name="P21"><text:placeholder text:placeholder-type="text">&lt;o.consignor_tel or ''&gt;</text:placeholder></text:p>
          </table:table-cell>
          <table:table-cell table:style-name="Table1.A2" office:value-type="string">
            <text:p text:style-name="P1">CST Reg. No</text:p>
          </table:table-cell>
          <table:table-cell table:style-name="Table1.A2" office:value-type="string">
            <text:p text:style-name="P21"><text:placeholder text:placeholder-type="text">&lt;o.consignor_cst_no or ''&gt;</text:placeholder></text:p>
          </table:table-cell>
          <table:table-cell table:style-name="Table1.A2" office:value-type="string">
            <text:p text:style-name="P4">Date</text:p>
          </table:table-cell>
          <table:table-cell table:style-name="Table1.F2" office:value-type="string">
            <text:p text:style-name="P21"><text:placeholder text:placeholder-type="text">&lt;o.consignor_date_2 or ''&gt;</text:placeholder></text:p>
          </table:table-cell>
        </table:table-row>
        <table:table-row>
          <table:table-cell table:style-name="Table1.A2" office:value-type="string">
            <text:p text:style-name="P1">Fax No.</text:p>
          </table:table-cell>
          <table:table-cell table:style-name="Table1.A2" office:value-type="string">
            <text:p text:style-name="P21"><text:placeholder text:placeholder-type="text">&lt;o.consignor_fax or ''&gt;</text:placeholder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</table:table>
      <text:p text:style-name="P7"/>
      <text:p text:style-name="P7">(5) Nature of Transaction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<text:placeholder text:placeholder-type="text">&lt;if test="o.inter_state == True"&gt;</text:placeholder><draw:frame draw:style-name="fr1" draw:name="graphics1" text:anchor-type="as-char" svg:y="-0.1374in" svg:width="0.1909in" svg:height="0.15in" draw:z-index="0"><draw:image xlink:href="Pictures/1000000000000045000000469F3B3F65.jpg" xlink:type="simple" xlink:show="embed" xlink:actuate="onLoad"/></draw:frame> 1. Inter State Sale <text:s text:c="4"/><text:placeholder text:placeholder-type="text">&lt;/if&gt;</text:placeholder><text:placeholder text:placeholder-type="text">&lt;if test="o.inter_state == False"&gt;</text:placeholder>1. Inter State Sale <text:placeholder text:placeholder-type="text">&lt;/if&gt;</text:placeholder></text:p>
          </table:table-cell>
          <table:table-cell table:style-name="Table5.A1" office:value-type="string">
            <text:p text:style-name="P1"><text:span text:style-name="T17"><text:placeholder text:placeholder-type="text">&lt;if test="o.tranfer== True"&gt;</text:placeholder></text:span><text:span text:style-name="T17"> <text:s/></text:span><text:span text:style-name="T17"><draw:frame draw:style-name="fr1" draw:name="graphics2" text:anchor-type="as-char" svg:y="-0.1374in" svg:width="0.1909in" svg:height="0.15in" draw:z-index="1"><draw:image xlink:href="Pictures/1000000000000045000000469F3B3F65.jpg" xlink:type="simple" xlink:show="embed" xlink:actuate="onLoad"/></draw:frame></text:span><text:span text:style-name="T17">2. Transfer of Documents of Title <text:s text:c="7"/></text:span><text:span text:style-name="T17"><text:placeholder text:placeholder-type="text">&lt;/if&gt;</text:placeholder></text:span><text:span text:style-name="T17"><text:placeholder text:placeholder-type="text">&lt;if test="o.tranfer == False"&gt;</text:placeholder></text:span><text:span text:style-name="T17">2. Transfer of Documents of Title </text:span><text:span text:style-name="T17"><text:placeholder text:placeholder-type="text">&lt;/if&gt;</text:placeholder></text:span></text:p>
          </table:table-cell>
          <table:table-cell table:style-name="Table5.A1" office:value-type="string">
            <text:p text:style-name="P1"><text:span text:style-name="T17"><text:placeholder text:placeholder-type="text">&lt;if test="o.deport_tranfer == True"&gt;</text:placeholder></text:span><text:span text:style-name="T17"><draw:frame draw:style-name="fr1" draw:name="graphics3" text:anchor-type="as-char" svg:y="-0.1374in" svg:width="0.1909in" svg:height="0.15in" draw:z-index="2"><draw:image xlink:href="Pictures/1000000000000045000000469F3B3F65.jpg" xlink:type="simple" xlink:show="embed" xlink:actuate="onLoad"/></draw:frame></text:span><text:span text:style-name="T17"> 3. Depot Transfer</text:span><text:span text:style-name="T17"><text:placeholder text:placeholder-type="text">&lt;/if&gt;</text:placeholder></text:span><text:span text:style-name="T17"><text:placeholder text:placeholder-type="text">&lt;if test="o.deport_tranfer == False"&gt;</text:placeholder></text:span><text:span text:style-name="T17">3. Depot Transfer</text:span><text:span text:style-name="T17"><text:placeholder text:placeholder-type="text">&lt;/if&gt;</text:placeholder></text:span></text:p>
          </table:table-cell>
        </table:table-row>
        <table:table-row>
          <table:table-cell table:style-name="Table5.A1" office:value-type="string">
            <text:p text:style-name="P1"><text:span text:style-name="T17"><text:placeholder text:placeholder-type="text">&lt;if test="o.consigment == True"&gt;</text:placeholder></text:span><text:span text:style-name="T17"><draw:frame draw:style-name="fr1" draw:name="graphics6" text:anchor-type="as-char" svg:y="-0.1374in" svg:width="0.1909in" svg:height="0.15in" draw:z-index="3"><draw:image xlink:href="Pictures/1000000000000045000000469F3B3F65.jpg" xlink:type="simple" xlink:show="embed" xlink:actuate="onLoad"/></draw:frame></text:span><text:span text:style-name="T17"> 4. Consignment to Branch/Agent</text:span><text:span text:style-name="T17"><text:placeholder text:placeholder-type="text">&lt;/if&gt;</text:placeholder></text:span><text:span text:style-name="T17"><text:placeholder text:placeholder-type="text">&lt;if test="o.consigment == False"&gt;</text:placeholder></text:span><text:span text:style-name="T17">4. Consignment to Branch/Agent</text:span><text:span text:style-name="T17"><text:placeholder text:placeholder-type="text">&lt;/if&gt;</text:placeholder></text:span></text:p>
          </table:table-cell>
          <table:table-cell table:style-name="Table5.A1" office:value-type="string">
            <text:p text:style-name="P1"><text:span text:style-name="T17"><text:placeholder text:placeholder-type="text">&lt;if test="o.job_work == True"&gt;</text:placeholder></text:span><text:span text:style-name="T17"><draw:frame draw:style-name="fr1" draw:name="graphics5" text:anchor-type="as-char" svg:y="-0.1374in" svg:width="0.1909in" svg:height="0.15in" draw:z-index="4"><draw:image xlink:href="Pictures/1000000000000045000000469F3B3F65.jpg" xlink:type="simple" xlink:show="embed" xlink:actuate="onLoad"/></draw:frame></text:span><text:span text:style-name="T17">5. For Job works/ Works contract</text:span><text:span text:style-name="T17"><text:placeholder text:placeholder-type="text">&lt;/if&gt;</text:placeholder></text:span><text:span text:style-name="T17"><text:placeholder text:placeholder-type="text">&lt;if test="o.job_work == False"&gt;</text:placeholder></text:span><text:span text:style-name="T17">5. For Job works/ Works contract</text:span><text:span text:style-name="T17"><text:placeholder text:placeholder-type="text">&lt;/if&gt;</text:placeholder></text:span></text:p>
          </table:table-cell>
          <table:table-cell table:style-name="Table5.A1" office:value-type="string">
            <text:p text:style-name="P1"><text:span text:style-name="T17"><text:placeholder text:placeholder-type="text">&lt;if test="o.any_other == True"&gt;</text:placeholder></text:span><text:span text:style-name="T17"><draw:frame draw:style-name="fr1" draw:name="graphics4" text:anchor-type="as-char" svg:y="-0.1374in" svg:width="0.1909in" svg:height="0.15in" draw:z-index="5"><draw:image xlink:href="Pictures/1000000000000045000000469F3B3F65.jpg" xlink:type="simple" xlink:show="embed" xlink:actuate="onLoad"/></draw:frame></text:span><text:span text:style-name="T17"> 6. Any Other <text:s text:c="7"/></text:span><text:span text:style-name="T17"><text:placeholder text:placeholder-type="text">&lt;/if&gt;</text:placeholder></text:span><text:span text:style-name="T17"><text:placeholder text:placeholder-type="text">&lt;if test="o.any_other == False"&gt;</text:placeholder></text:span><text:span text:style-name="T17">6. Any Other</text:span><text:span text:style-name="T17"><text:placeholder text:placeholder-type="text">&lt;/if&gt;</text:placeholder></text:span></text:p>
          </table:table-cell>
        </table:table-row>
      </table:table>
      <text:p text:style-name="P7"/>
      <text:p text:style-name="P7">(6) Consignee's details: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">Stat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F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>Address</text:p>
          </table:table-cell>
          <table:table-cell table:style-name="Table2.A2" office:value-type="string">
            <text:p text:style-name="P21"><text:span text:style-name="T16"><text:placeholder text:placeholder-type="text">&lt;o.consignee_street or ''&gt;</text:placeholder></text:span><text:span text:style-name="T16"> <text:s text:c="7"/></text:span><text:placeholder text:placeholder-type="text">&lt;o.consignee_street2 or ''&gt;</text:placeholder>, <text:placeholder text:placeholder-type="text">&lt;o.consignee_city or ''&gt;</text:placeholder>, <text:span text:style-name="T1"><text:placeholder text:placeholder-type="text">&lt;o.consignee_country_id.name or ''&gt;</text:placeholder></text:span><text:span text:style-name="T1">, </text:span><text:span text:style-name="T1"><text:placeholder text:placeholder-type="text">&lt;o.consignee_state_id.name or ''&gt;</text:placeholder></text:span></text:p>
          </table:table-cell>
          <table:table-cell table:style-name="Table2.A2" office:value-type="string">
            <text:p text:style-name="P1">Reg.Certificate No</text:p>
          </table:table-cell>
          <table:table-cell table:style-name="Table2.A2" office:value-type="string">
            <text:p text:style-name="P21"><text:placeholder text:placeholder-type="text">&lt;o.consignee_certi_no or ''&gt;</text:placeholder></text:p>
          </table:table-cell>
          <table:table-cell table:style-name="Table2.A2" office:value-type="string">
            <text:p text:style-name="P4">Date</text:p>
          </table:table-cell>
          <table:table-cell table:style-name="Table2.F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">Telephone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">CST Reg. No</text:p>
          </table:table-cell>
          <table:table-cell table:style-name="Table2.A2" office:value-type="string">
            <text:p text:style-name="P21"><text:placeholder text:placeholder-type="text">&lt;o.consignee_cst_no or ''&gt;</text:placeholder></text:p>
          </table:table-cell>
          <table:table-cell table:style-name="Table2.A2" office:value-type="string">
            <text:p text:style-name="P4">Date</text:p>
          </table:table-cell>
          <table:table-cell table:style-name="Table2.F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">Fax No.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</table:table>
      <text:p text:style-name="P10"/>
      <text:p text:style-name="P12">Consigned Value <text:s/><text:span text:style-name="T11"><text:placeholder text:placeholder-type="text">&lt;o.consignee_value or ''&gt;</text:placeholder></text:span><text:tab/>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4">SI.No</text:p>
          </table:table-cell>
          <table:table-cell table:style-name="Table3.A1" office:value-type="string">
            <text:p text:style-name="P4">Description of Goods</text:p>
          </table:table-cell>
          <table:table-cell table:style-name="Table3.A1" office:value-type="string">
            <text:p text:style-name="P4">Commodity Code</text:p>
          </table:table-cell>
          <table:table-cell table:style-name="Table3.A1" office:value-type="string">
            <text:p text:style-name="P4">Unity Code</text:p>
          </table:table-cell>
          <table:table-cell table:style-name="Table3.A1" office:value-type="string">
            <text:p text:style-name="P4">Rate of Tax</text:p>
          </table:table-cell>
          <table:table-cell table:style-name="Table3.F1" office:value-type="string">
            <text:p text:style-name="P4">Value</text:p>
          </table:table-cell>
        </table:table-row>
        <table:table-row table:style-name="Table3.1">
          <table:table-cell table:style-name="Table3.A2" table:number-columns-spanned="6" office:value-type="string">
            <text:p text:style-name="P22"><text:placeholder text:placeholder-type="text">&lt;for each="line in o.consigne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3"><text:placeholder text:placeholder-type="text">&lt;line.number&gt;</text:placeholder></text:p>
          </table:table-cell>
          <table:table-cell table:style-name="Table3.A3" office:value-type="string">
            <text:p text:style-name="P23"><text:placeholder text:placeholder-type="text">&lt;line.description&gt;</text:placeholder></text:p>
          </table:table-cell>
          <table:table-cell table:style-name="Table3.A3" office:value-type="string">
            <text:p text:style-name="P23"><text:placeholder text:placeholder-type="text">&lt;line.commodity&gt;</text:placeholder></text:p>
          </table:table-cell>
          <table:table-cell table:style-name="Table3.A3" office:value-type="string">
            <text:p text:style-name="P23"><text:placeholder text:placeholder-type="text">&lt;line.unity_code&gt;</text:placeholder></text:p>
          </table:table-cell>
          <table:table-cell table:style-name="Table3.A3" office:value-type="string">
            <text:p text:style-name="P23"><text:placeholder text:placeholder-type="text">&lt;line.rate_of_tax&gt;</text:placeholder></text:p>
          </table:table-cell>
          <table:table-cell table:style-name="Table3.A2" office:value-type="string">
            <text:p text:style-name="P23"><text:placeholder text:placeholder-type="text">&lt;line.value&gt;</text:placeholder></text:p>
          </table:table-cell>
        </table:table-row>
        <table:table-row>
          <table:table-cell table:style-name="Table3.A2" table:number-columns-spanned="6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12">(7) Transporter's details:</text:p>
      <text:p text:style-name="P14"><text:tab/>(a) Name: <text:s text:c="2"/><text:span text:style-name="T9"><text:placeholder text:placeholder-type="text">&lt;o.transporter_name or ''&gt;</text:placeholder></text:span></text:p>
      <text:p text:style-name="P14"><text:tab/>(b) Address:<text:span text:style-name="T6"><text:placeholder text:placeholder-type="text">&lt;o.transporter_street or ''&gt;</text:placeholder></text:span><text:span text:style-name="T6"> <text:s/></text:span><text:span text:style-name="T5"><text:placeholder text:placeholder-type="text">&lt;o.transporter_street2 or ''&gt;</text:placeholder></text:span><text:span text:style-name="T5"> <text:s text:c="2"/></text:span><text:span text:style-name="T5"><text:placeholder text:placeholder-type="text">&lt;o.transporter_city or ''&gt;</text:placeholder></text:span><text:span text:style-name="T5"> <text:s/></text:span><text:span text:style-name="T5"><text:placeholder text:placeholder-type="text">&lt;o.transporter_country_id.name or ''&gt;</text:placeholder></text:span><text:span text:style-name="T5"> <text:s text:c="5"/></text:span><text:span text:style-name="T5"><text:placeholder text:placeholder-type="text">&lt;o.transporter_state_id.name or ''&gt;</text:placeholder></text:span></text:p>
      <text:p text:style-name="P14"><text:tab/>(c) Owner's Partner's Name: <text:span text:style-name="T9"><text:placeholder text:placeholder-type="text">&lt;o.transporter_owner or ''&gt;</text:placeholder></text:span></text:p>
      <text:p text:style-name="P15">(8) Vehicle No. <text:tab/><text:span text:style-name="T9"><text:placeholder text:placeholder-type="text">&lt;o.transporter_vehicle_no or ''&gt;</text:placeholder></text:span></text:p>
      <text:p text:style-name="P14">(9) Driver Details:</text:p>
      <text:p text:style-name="P14"><text:tab/>(a) Name: <text:s/><text:span text:style-name="T9"><text:placeholder text:placeholder-type="text">&lt;o.driver_name or ''&gt;</text:placeholder></text:span></text:p>
      <text:p text:style-name="P14"><text:tab/>(b) Address: <text:s text:c="2"/><text:span text:style-name="T10"><text:placeholder text:placeholder-type="text">&lt;o.driver_street or ''&gt;</text:placeholder></text:span><text:span text:style-name="T10"> <text:s/></text:span><text:span text:style-name="T9"><text:placeholder text:placeholder-type="text">&lt;o.driver_street2 or ''&gt;</text:placeholder></text:span><text:span text:style-name="T9"> <text:s/></text:span><text:span text:style-name="T9"><text:placeholder text:placeholder-type="text">&lt;o.driver_city or ''&gt;</text:placeholder></text:span><text:span text:style-name="T9"> <text:s/></text:span><text:span text:style-name="T5"><text:placeholder text:placeholder-type="text">&lt;o.driver_country_id.name or ''&gt;</text:placeholder></text:span><text:span text:style-name="T5"> <text:s/></text:span><text:span text:style-name="T5"><text:placeholder text:placeholder-type="text">&lt;o.driver_state_id.name or ''&gt;</text:placeholder></text:span></text:p>
      <text:p text:style-name="P14"><text:tab/>(c) Driving Licence Number: <text:s/><text:span text:style-name="T9"><text:placeholder text:placeholder-type="text">&lt;o.driver_licence or ''&gt;</text:placeholder></text:span></text:p>
      <text:p text:style-name="P14"><text:tab/>(d) Licence Issuing State: <text:span text:style-name="T9"><text:placeholder text:placeholder-type="text">&lt;o.driver_issuing or ''&gt;</text:placeholder></text:span></text:p>
      <text:p text:style-name="P14">(10) Name and the address of person In charge of Goods:</text:p>
      <text:p text:style-name="P10"><draw:custom-shape text:anchor-type="paragraph" draw:z-index="6" draw:style-name="gr1" svg:width="1.115in" svg:height="0.4587in" svg:x="0.9in" svg:y="0.0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oft-page-break/><text:tab/>Seal: <text:s text:c="4"/></text:p>
      <text:p text:style-name="P10"/>
      <text:p text:style-name="P16"><text:s text:c="11"/>Place: <text:span text:style-name="T10"><text:placeholder text:placeholder-type="text">&lt;o.good_street or ''&gt;</text:placeholder></text:span><text:span text:style-name="T10"> <text:s/></text:span><text:span text:style-name="T9"><text:placeholder text:placeholder-type="text">&lt;o.good_street2 or ''&gt;</text:placeholder></text:span><text:span text:style-name="T9"> <text:s/></text:span><text:span text:style-name="T5"><text:placeholder text:placeholder-type="text">&lt;o.good_country_id.name or ''&gt;</text:placeholder></text:span><text:span text:style-name="T5"> <text:s/></text:span><text:span text:style-name="T5"><text:placeholder text:placeholder-type="text">&lt;o.good_state_id.name or ''&gt;</text:placeholder></text:span><text:tab/>Signature:<text:tab/><text:tab/></text:p>
      <text:p text:style-name="P17"><text:s text:c="11"/>Date:<text:tab/>Designation: <text:span text:style-name="T9"><text:placeholder text:placeholder-type="text">&lt;o.good_designation or ''&gt;</text:placeholder></text:span><text:tab/></text:p>
      <text:p text:style-name="P8">For Commercial tax Department/Check Post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">Entry No.</text:p>
          </table:table-cell>
          <table:table-cell table:style-name="Table4.A1" table:number-columns-spanned="2" office:value-type="string">
            <text:p text:style-name="P24"><text:placeholder text:placeholder-type="text">&lt;o.entry_no or ''&gt;</text:placeholder></text:p>
          </table:table-cell>
          <table:covered-table-cell/>
          <table:table-cell table:style-name="Table4.A1" office:value-type="string">
            <text:p text:style-name="P2">Reason for abnormal Stoppage</text:p>
          </table:table-cell>
          <table:table-cell table:style-name="Table4.E1" office:value-type="string">
            <text:p text:style-name="P2">Result if any</text:p>
          </table:table-cell>
        </table:table-row>
        <table:table-row>
          <table:table-cell table:style-name="Table4.A2" office:value-type="string">
            <text:p text:style-name="P14">Vehicle</text:p>
          </table:table-cell>
          <table:table-cell table:style-name="Table4.A2" office:value-type="string">
            <text:p text:style-name="P4">Date</text:p>
          </table:table-cell>
          <table:table-cell table:style-name="Table4.A2" office:value-type="string">
            <text:p text:style-name="P4">Time</text:p>
          </table:table-cell>
          <table:table-cell table:style-name="Table4.A2" office:value-type="string">
            <text:p text:style-name="P24"><text:placeholder text:placeholder-type="text">&lt;o.reason or ''&gt;</text:placeholder></text:p>
          </table:table-cell>
          <table:table-cell table:style-name="Table4.E2" office:value-type="string">
            <text:p text:style-name="P24"><text:placeholder text:placeholder-type="text">&lt;o.result or ''&gt;</text:placeholder></text:p>
          </table:table-cell>
        </table:table-row>
        <table:table-row>
          <table:table-cell table:style-name="Table4.A2" office:value-type="string">
            <text:p text:style-name="P2">Arrival</text:p>
          </table:table-cell>
          <table:table-cell table:style-name="Table4.A2" office:value-type="string">
            <text:p text:style-name="P24"><text:placeholder text:placeholder-type="text">&lt;o.arrival[8:10]+'/'+o.arrival[5:7]+'/'+o.arrival[:4]&gt;</text:placeholder></text:p>
          </table:table-cell>
          <table:table-cell table:style-name="Table4.A2" office:value-type="string">
            <text:p text:style-name="P24"><text:placeholder text:placeholder-type="text">&lt;get_time(o.id)&gt;</text:placeholder></text:p>
          </table:table-cell>
          <table:table-cell table:style-name="Table4.A2" office:value-type="string">
            <text:p text:style-name="P4"/>
          </table:table-cell>
          <table:table-cell table:style-name="Table4.E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2">Departure</text:p>
          </table:table-cell>
          <table:table-cell table:style-name="Table4.A2" office:value-type="string">
            <text:p text:style-name="P24"><text:placeholder text:placeholder-type="text">&lt;o.departure[8:10]+'/'+o.departure[5:7]+'/'+o.departure[:4]&gt;</text:placeholder></text:p>
          </table:table-cell>
          <table:table-cell table:style-name="Table4.A2" office:value-type="string">
            <text:p text:style-name="P24"><text:placeholder text:placeholder-type="text">&lt;get_departure(o.id)&gt;</text:placeholder></text:p>
          </table:table-cell>
          <table:table-cell table:style-name="Table4.A2" office:value-type="string">
            <text:p text:style-name="P4"/>
          </table:table-cell>
          <table:table-cell table:style-name="Table4.E2" office:value-type="string">
            <text:p text:style-name="P4"/>
          </table:table-cell>
        </table:table-row>
      </table:table>
      <text:p text:style-name="P8"/>
      <text:p text:style-name="P18"><text:s text:c="2"/><text:tab/>Signature:<text:tab/><text:tab/></text:p>
      <text:p text:style-name="P8"><text:s text:c="2"/>Date: <text:span text:style-name="T12"><text:placeholder text:placeholder-type="text">&lt;get_date()&gt;</text:placeholder></text:span><text:tab/>Designation:<text:tab/><text:span text:style-name="T13"><text:placeholder text:placeholder-type="text">&lt;o.good_designation or ''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4-12-26T15:24:56</dc:date>
    <dc:creator>TrongNguyen </dc:creator>
    <meta:editing-duration>PT6H16M29S</meta:editing-duration>
    <meta:editing-cycles>60</meta:editing-cycles>
    <meta:generator>LibreOffice/3.5$Linux_x86 LibreOffice_project/350m1$Build-2</meta:generator>
    <meta:document-statistic meta:table-count="5" meta:image-count="6" meta:object-count="0" meta:page-count="3" meta:paragraph-count="95" meta:word-count="421" meta:character-count="3530" meta:non-whitespace-character-count="3094"/>
  </office:meta>
</office:document-meta>
</file>